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style="italic" fo:font-weight="bold" officeooo:rsid="0004ad5d" officeooo:paragraph-rsid="0004ad5d" style:font-style-asian="italic" style:font-weight-asian="bold" style:font-style-complex="italic" style:font-weight-complex="bold"/>
    </style:style>
    <style:style style:name="P2" style:family="paragraph" style:parent-style-name="Standard" style:list-style-name="L1">
      <style:text-properties officeooo:rsid="0002ed37" officeooo:paragraph-rsid="0002ed37"/>
    </style:style>
    <style:style style:name="P3" style:family="paragraph" style:parent-style-name="Standard" style:list-style-name="L1">
      <style:text-properties fo:font-weight="normal" officeooo:rsid="0002ed37" officeooo:paragraph-rsid="0002ed37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4ad5d" officeooo:paragraph-rsid="0004ad5d" style:font-weight-asian="normal" style:font-weight-complex="normal"/>
    </style:style>
    <style:style style:name="P5" style:family="paragraph" style:parent-style-name="Standard">
      <style:text-properties fo:font-weight="normal" officeooo:rsid="0004ad5d" officeooo:paragraph-rsid="0004ad5d" style:font-weight-asian="normal" style:font-weight-complex="normal"/>
    </style:style>
    <style:style style:name="P6" style:family="paragraph" style:parent-style-name="Standard">
      <style:text-properties fo:color="#ce181e" style:font-name="Padauk Book" fo:font-size="13pt" fo:font-style="italic" style:text-underline-style="solid" style:text-underline-width="auto" style:text-underline-color="font-color" fo:font-weight="bold" officeooo:rsid="00063339" officeooo:paragraph-rsid="00063339" style:font-size-asian="11.3500003814697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color="#000000" style:font-name="Padauk Book" fo:font-size="13pt" fo:font-style="italic" style:text-underline-style="solid" style:text-underline-width="auto" style:text-underline-color="font-color" fo:font-weight="bold" officeooo:rsid="00063339" officeooo:paragraph-rsid="00080cef" style:font-size-asian="11.3500003814697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color="#000000" style:font-name="Padauk Book" fo:font-size="13pt" fo:font-style="italic" style:text-underline-style="solid" style:text-underline-width="auto" style:text-underline-color="font-color" fo:font-weight="bold" officeooo:rsid="00080cef" officeooo:paragraph-rsid="00080cef" style:font-size-asian="11.3500003814697pt" style:font-style-asian="italic" style:font-weight-asian="bold" style:font-size-complex="13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ad5d" style:font-weight-asian="bold" style:font-weight-complex="bold"/>
    </style:style>
    <style:style style:name="T3" style:family="text">
      <style:text-properties officeooo:rsid="0006333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080cef" style:font-style-asian="normal" style:font-style-complex="normal"/>
    </style:style>
    <style:style style:name="T7" style:family="text">
      <style:text-properties fo:font-style="normal" style:text-underline-style="none" officeooo:rsid="0004ad5d" style:font-style-asian="normal" style:font-style-complex="normal"/>
    </style:style>
    <style:style style:name="T8" style:family="text">
      <style:text-properties fo:font-style="normal" style:text-underline-style="none" officeooo:rsid="00063339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080cef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04ad5d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officeooo:rsid="00080cef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97722224" text:style-name="L1">
        <text:list-item>
          <text:p text:style-name="P2">An organism depended on by another organism <text:s/>for <text:span text:style-name="T3">food</text:span> and its survival is called a <text:span text:style-name="T1">parasite.</text:span></text:p>
        </text:list-item>
        <text:list-item>
          <text:p text:style-name="P3">The animal that supports the parasite is <text:s/>called a <text:span text:style-name="T1">host.</text:span></text:p>
        </text:list-item>
        <text:list-item>
          <text:p text:style-name="P3">Parasites that live on the skin of an animal are preferred to as <text:span text:style-name="T3">external</text:span><text:span text:style-name="T1"> parasites.</text:span></text:p>
        </text:list-item>
        <text:list-item>
          <text:p text:style-name="P3">Parasites that attack domestic animals are called <text:span text:style-name="T1">livestock.</text:span></text:p>
        </text:list-item>
        <text:list-item>
          <text:p text:style-name="P3">List five examples of of external parasites.. <text:span text:style-name="T2">flea, mite, tick, Louse and Tsetse fly</text:span></text:p>
        </text:list-item>
        <text:list-item>
          <text:p text:style-name="P4">Name two parasites with 8 legs. <text:span text:style-name="T1">Mite, tick.</text:span></text:p>
        </text:list-item>
        <text:list-item>
          <text:p text:style-name="P4">Which parasite destroys wool in sheep? <text:span text:style-name="T1">Mite</text:span></text:p>
        </text:list-item>
        <text:list-item>
          <text:p text:style-name="P4">Name two external parasites that attack rabbits? <text:span text:style-name="T1">Flea and mite.</text:span></text:p>
        </text:list-item>
        <text:list-item>
          <text:p text:style-name="P4">Which parasite does not attack pigs? <text:span text:style-name="T1">Flea and tick</text:span></text:p>
        </text:list-item>
        <text:list-item>
          <text:p text:style-name="P4"><text:s/>Which external parasite attacks all domestic animals? <text:span text:style-name="T1">Tsetse fly.</text:span></text:p>
        </text:list-item>
      </text:list>
      <text:p text:style-name="P5"><text:span text:style-name="T1"/></text:p>
      <text:p text:style-name="P6">Correction</text:p>
      <text:p text:style-name="P6"><text:span text:style-name="T9"/></text:p>
      <text:p text:style-name="P7"><text:span text:style-name="T9">1. An organism depended on by another organism for food and </text:span><text:span text:style-name="T10">its survival is called a </text:span><text:span text:style-name="T6">host</text:span><text:span text:style-name="T10">.</text:span></text:p>
      <text:p text:style-name="P7"><text:span text:style-name="T10">3. Parasites that live on the skin of an animal are preferred to as </text:span><text:span text:style-name="T5">external</text:span><text:span text:style-name="T6"> parasites.</text:span></text:p>
      <text:p text:style-name="P8"><text:span text:style-name="T9">9. </text:span><text:span text:style-name="T11">Which parasite does not attack pigs? </text:span><text:span text:style-name="T5">Tick</text:span></text:p>
      <text:p text:style-name="P8"><text:span text:style-name="T9"/></text:p>
      <text:p text:style-name="P6"><text:span text:style-name="T15"/></text:p>
      <text:p text:style-name="P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 officeooo:rsid="0004ad5d" officeooo:paragraph-rsid="0004ad5d" style:font-style-asian="italic" style:font-weight-asian="bold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Science pg 43 PE 5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7:49:52.650669150</meta:creation-date>
    <dc:date>2020-06-09T08:23:10.446571860</dc:date>
    <meta:editing-duration>PT12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64" meta:character-count="920" meta:non-whitespace-character-count="778"/>
  </office:meta>
</office:document-meta>
</file>